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fo:font-weight="bold" style:font-weight-asian="bold" style:font-weight-complex="bold"/>
    </style:style>
    <style:style style:name="P2" style:family="paragraph" style:parent-style-name="Standard">
      <style:text-properties fo:language="en" fo:country="GB" fo:font-weight="normal" style:font-weight-asian="normal" style:font-weight-complex="normal"/>
    </style:style>
    <style:style style:name="P3" style:family="paragraph" style:parent-style-name="Standard" style:list-style-name="L1">
      <style:text-properties fo:language="en" fo:country="GB" fo:font-weight="normal" style:font-weight-asian="normal" style:font-weight-complex="normal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 style:list-style-name="L2">
      <style:text-properties fo:language="en" fo:country="GB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story – <text:span text:style-name="T1">No story. The game will feature a selection of missions to play.</text:span></text:p>
      <text:p text:style-name="P2"/>
      <text:p text:style-name="P1">Basic gameplay features – <text:span text:style-name="T1">Three parts to this:</text:span></text:p>
      <text:list xml:id="list7586057970955082736" text:style-name="L1">
        <text:list-item>
          <text:p text:style-name="P3">Turn-based Wargame. Control infantry, vehicles and monsters against an opponent. Game will be multiplayer only.</text:p>
        </text:list-item>
        <text:list-item>
          <text:p text:style-name="P3">Army customiser. Players can choose between a large range of factions, units and options.</text:p>
        </text:list-item>
        <text:list-item>
          <text:p text:style-name="P3">Online P2P. Game will be playable online using either a server-based matchmaker into P2P multiplayer or direct P2P multiplayer.</text:p>
        </text:list-item>
      </text:list>
      <text:p text:style-name="P2"/>
      <text:p text:style-name="P1">Target groups – <text:span text:style-name="T1">Myself and friends but I will share the game with anyone else who is interested.</text:span></text:p>
      <text:p text:style-name="P2"/>
      <text:p text:style-name="P1">Basic Technical specs – <text:span text:style-name="T1">The game will be written in Python 3.6 through Eclipse + PyDev, using Pygame 1.9 for graphics, sound and input and Twisted 18 for client-side and P2P networking and Flask for the server. Gimp 2 will be used for sprite editing along with Microsoft Paint. Pyinstaller be used to export the code into an executable. PythonAnywhere be used to host the server.</text:span></text:p>
      <text:p text:style-name="P2"/>
      <text:p text:style-name="P1">Estimations –<text:span text:style-name="T1"> Project should remain open source with occasional spending on graphic sets.</text:span></text:p>
      <text:p text:style-name="P1"><text:span text:style-name="T1"/></text:p>
      <text:p text:style-name="P1">Core goals –<text:span text:style-name="T1"> Build my own take on Warhammer 40k with:</text:span></text:p>
      <text:p text:style-name="P1"><text:span text:style-name="T1"/></text:p>
      <text:list xml:id="list6428139416025851297" text:style-name="L2">
        <text:list-item>
          <text:p text:style-name="P5"><text:span text:style-name="T1">Quicker games</text:span></text:p>
        </text:list-item>
        <text:list-item>
          <text:p text:style-name="P5"><text:span text:style-name="T1">Less complexity</text:span></text:p>
        </text:list-item>
        <text:list-item>
          <text:p text:style-name="P5"><text:span text:style-name="T1">Less fiddlyness (easier to put together an army and play)</text:span></text:p>
        </text:list-item>
        <text:list-item>
          <text:p text:style-name="P5"><text:span text:style-name="T1">Less randomness</text:span></text:p>
        </text:list-item>
        <text:list-item>
          <text:p text:style-name="P5"><text:span text:style-name="T1">More autom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3S</meta:editing-duration>
    <meta:editing-cycles>8</meta:editing-cycles>
    <meta:generator>OpenOffice/4.1.4$Win32 OpenOffice.org_project/414m5$Build-9788</meta:generator>
    <dc:date>2019-02-19T21:48:36.85</dc:date>
    <dc:creator>Obafemi Olofin</dc:creator>
    <meta:document-statistic meta:table-count="0" meta:image-count="0" meta:object-count="0" meta:page-count="1" meta:paragraph-count="14" meta:word-count="205" meta:character-count="1191"/>
    <meta:user-defined meta:name="Info 1"/>
    <meta:user-defined meta:name="Info 2"/>
    <meta:user-defined meta:name="Info 3"/>
    <meta:user-defined meta:name="Info 4"/>
  </office:meta>
</office:document-meta>
</file>